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5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290549184522320584"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text:soft-page-break/></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text:soft-page-break/>–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text:soft-page-break/>–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text:soft-page-break/>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text:soft-page-break/></text:p>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oft-page-break/><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text:span><text:soft-page-break/><text:span text:style-name="T28">мне. Сейчас я чувствовал только пронизывающий душу ветер. Радость, печаль, боль — всё подхватил </text:span><text:span text:style-name="T28">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text:soft-page-break/>–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text:soft-page-break/>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text:soft-page-break/>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oft-page-break/><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text:soft-page-break/>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soft-page-break/>…</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text:soft-page-break/>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soft-page-break/>…</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text:soft-page-break/>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text:soft-page-break/>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oft-page-break/><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text:soft-page-break/>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text:soft-page-break/>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text:soft-page-break/>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soft-page-break/>…</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text:soft-page-break/>–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text:soft-page-break/></text:p>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text:soft-page-break/></text:p>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text:soft-page-break/>–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58">&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text:soft-page-break/>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14T00:02:26.41</dc:date>
    <meta:editing-duration>P163DT12H20M24S</meta:editing-duration>
    <meta:editing-cycles>10430</meta:editing-cycles>
    <meta:generator>OpenOffice/4.1.1$Win32 OpenOffice.org_project/411m6$Build-9775</meta:generator>
    <meta:printed-by>макс </meta:printed-by>
    <meta:print-date>2017-08-23T21:51:29.95</meta:print-date>
    <meta:document-statistic meta:table-count="0" meta:image-count="0" meta:object-count="0" meta:page-count="279" meta:paragraph-count="5020" meta:word-count="109716" meta:character-count="697579"/>
    <dc:creator>макс </dc:creator>
  </office:meta>
</office:document-meta>
</file>